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style:font-name="Times New Roman" officeooo:rsid="001ed666" officeooo:paragraph-rsid="001ed666"/>
    </style:style>
    <style:style style:name="P3" style:family="paragraph" style:parent-style-name="Table_20_Contents">
      <style:paragraph-properties fo:text-align="start" style:justify-single-word="false"/>
      <style:text-properties fo:color="#000000" style:font-name="Times New Roman" fo:font-size="12pt" officeooo:rsid="000a42b7" officeooo:paragraph-rsid="001ed666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able_20_Contents">
      <style:text-properties style:font-name="Times New Roman" officeooo:rsid="002052b8" officeooo:paragraph-rsid="002052b8"/>
    </style:style>
    <style:style style:name="P6" style:family="paragraph" style:parent-style-name="Standard" style:list-style-name="L1">
      <style:text-properties style:font-name="Times New Roman" officeooo:paragraph-rsid="001ed666"/>
    </style:style>
    <style:style style:name="P7" style:family="paragraph" style:parent-style-name="Standard">
      <style:paragraph-properties fo:text-align="center" style:justify-single-word="false"/>
      <style:text-properties fo:color="#000000" style:font-name="Arial" fo:font-size="11pt" fo:font-style="italic" fo:font-weight="normal" officeooo:paragraph-rsid="00221845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Azione_20_sistema">
      <style:text-properties style:font-name="Times New Roman" officeooo:rsid="001ed666" officeooo:paragraph-rsid="001ed666"/>
    </style:style>
    <style:style style:name="P9" style:family="paragraph" style:parent-style-name="Azione_20_attore">
      <style:text-properties style:font-name="Times New Roman" officeooo:rsid="001ed666" officeooo:paragraph-rsid="001ed666"/>
    </style:style>
    <style:style style:name="P10" style:family="paragraph" style:parent-style-name="Azione_20_attore" style:list-style-name="">
      <style:text-properties style:font-name="Times New Roman" officeooo:rsid="001ed666" officeooo:paragraph-rsid="001ed666"/>
    </style:style>
    <style:style style:name="T1" style:family="text">
      <style:text-properties officeooo:rsid="001ed666"/>
    </style:style>
    <style:style style:name="T2" style:family="text">
      <style:text-properties officeooo:rsid="001e2c83"/>
    </style:style>
    <style:style style:name="T3" style:family="text">
      <style:text-properties officeooo:rsid="000ad213"/>
    </style:style>
    <style:style style:name="T4" style:family="text">
      <style:text-properties officeooo:rsid="00204458"/>
    </style:style>
    <style:style style:name="T5" style:family="text">
      <style:text-properties officeooo:rsid="0002cdbc"/>
    </style:style>
    <style:style style:name="T6" style:family="text">
      <style:text-properties officeooo:rsid="000425b2"/>
    </style:style>
    <style:style style:name="T7" style:family="text">
      <style:text-properties officeooo:rsid="00221845"/>
    </style:style>
    <style:style style:name="T8" style:family="text">
      <style:text-properties officeooo:rsid="0023f307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Elimina Tirocinante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5">N.D.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Responsabile scientific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L'utente deve accedere al sistema ed essere riconosciuto come <text:span text:style-name="T2">responsabile scientifico</text:span>.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9351004" text:style-name="Numerazione_20_UC">
              <text:list-item text:start-value="1">
                <text:p text:style-name="P9">Il responsabile scientifico accede all'area per la cancellazione di un tirocinante.</text:p>
              </text:list-item>
              <text:list-item>
                <text:p text:style-name="P8">Il sistema riceve la richiesta e invia una form contenente <text:span text:style-name="T4">la lista di tutti i tirocinanti.</text:span></text:p>
              </text:list-item>
              <text:list-item>
                <text:p text:style-name="P9">Il responsabile <text:s/><text:span text:style-name="T4">scientifico riceve la lista e cancella il tirocinante</text:span>.</text:p>
              </text:list-item>
              <text:list-item>
                <text:p text:style-name="P8">Il sistema riceve il form <text:span text:style-name="T4">ed effettua la cancellazione.</text:span></text:p>
              </text:list-item>
              <text:list-item>
                <text:p text:style-name="P8">Il sistema invia un messaggio di avvenuta cancellazione al responsabile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10">Il responsabile visualizza il messaggio di avvenuta comunicazione ed esce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9341236" text:style-name="L1">
              <text:list-item>
                <text:p text:style-name="P6"><text:span text:style-name="T1">Nel caso di un errore utente, il sistema mostra all’utente un messaggio di errore che </text:span><text:span text:style-name="T3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Il responsabile scientifico riceve la forma da compilare entro 20 secondi e il relativo messaggio di avvenuta modifica o di errore in 20 secondi.</text:p>
          </table:table-cell>
        </table:table-row>
      </table:table>
      <text:p text:style-name="P7">UC <text:span text:style-name="T8">6a</text:span>: <text:span text:style-name="T7">il responsabile scientifico elimina un tirocinan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3T11:43:10.89</meta:creation-date>
    <meta:editing-duration>PT22S</meta:editing-duration>
    <meta:editing-cycles>6</meta:editing-cycles>
    <meta:generator>LibreOffice/3.6$Windows_x86 LibreOffice_project/da8c1e6-fd468f4-454e206-f42a4a9-143cfd</meta:generator>
    <dc:date>2012-10-24T19:22:34.93</dc:date>
    <meta:document-statistic meta:table-count="1" meta:image-count="0" meta:object-count="0" meta:page-count="1" meta:paragraph-count="21" meta:word-count="157" meta:character-count="1034" meta:non-whitespace-character-count="903"/>
  </office:meta>
</office:document-meta>
</file>